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8000000C8BA13EFD178161548.jpg" manifest:media-type="image/jpeg"/>
  <manifest:file-entry manifest:full-path="Pictures/10000201000002580000012C509DC910F95B13BC.png" manifest:media-type="image/png"/>
  <manifest:file-entry manifest:full-path="Pictures/100002010000019000000184A3CC03E3FF5D6737.png" manifest:media-type="image/png"/>
  <manifest:file-entry manifest:full-path="Pictures/10000000000000720000007CD32596C3D14047C5.png" manifest:media-type="image/png"/>
  <manifest:file-entry manifest:full-path="Pictures/1000020100000384000003A0493644631977F9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08cm" svg:height="13.685cm" svg:x="3.912cm" svg:y="7.221cm">
          <draw:image xlink:href="Pictures/100002010000019000000184A3CC03E3FF5D6737.png" xlink:type="simple" xlink:show="embed" xlink:actuate="onLoad">
            <text:p/>
          </draw:image>
        </draw:frame>
        <draw:frame draw:style-name="gr1" draw:text-style-name="P1" draw:layer="layout" svg:width="2.54cm" svg:height="2.642cm" svg:x="6.207cm" svg:y="10.296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9.509cm" svg:y="8.645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12.811cm" svg:y="10.296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5.564cm" svg:y="14.033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7.604cm" svg:y="16.956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11.668cm" svg:y="17.108cm">
          <draw:image xlink:href="Pictures/1000020100000384000003A0493644631977F93B.png" xlink:type="simple" xlink:show="embed" xlink:actuate="onLoad">
            <text:p/>
          </draw:image>
        </draw:frame>
        <draw:frame draw:style-name="gr1" draw:text-style-name="P1" draw:layer="layout" svg:width="2.54cm" svg:height="2.642cm" svg:x="13.954cm" svg:y="14.208cm">
          <draw:image xlink:href="Pictures/1000020100000384000003A0493644631977F93B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0.032cm" svg:height="5.016cm" svg:x="2.144cm" svg:y="8.938cm">
          <draw:image xlink:href="Pictures/10000201000002580000012C509DC910F95B13BC.png" xlink:type="simple" xlink:show="embed" xlink:actuate="onLoad">
            <text:p/>
          </draw:image>
        </draw:frame>
        <draw:frame draw:style-name="gr1" draw:text-style-name="P1" draw:layer="layout" svg:width="5.291cm" svg:height="5.291cm" svg:x="8.663cm" svg:y="10.441cm">
          <draw:image xlink:href="Pictures/10000000000000C8000000C8BA13EFD178161548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text-style-name="P2" draw:layer="layout" svg:width="4.021cm" svg:height="4.374cm" svg:x="2.143cm" svg:y="2.524cm">
          <draw:image xlink:href="Pictures/10000000000000720000007CD32596C3D14047C5.png" xlink:type="simple" xlink:show="embed" xlink:actuate="onLoad">
            <text:p/>
          </draw:image>
        </draw:frame>
        <draw:frame draw:style-name="gr2" draw:text-style-name="P2" draw:layer="layout" svg:width="4.021cm" svg:height="4.374cm" svg:x="7.604cm" svg:y="2.778cm">
          <draw:image xlink:href="Pictures/10000000000000720000007CD32596C3D14047C5.png" xlink:type="simple" xlink:show="embed" xlink:actuate="onLoad">
            <text:p/>
          </draw:image>
        </draw:frame>
        <draw:frame draw:style-name="gr2" draw:text-style-name="P2" draw:layer="layout" svg:width="4.021cm" svg:height="4.374cm" svg:x="5.107cm" svg:y="5.262cm">
          <draw:image xlink:href="Pictures/10000000000000720000007CD32596C3D14047C5.png" xlink:type="simple" xlink:show="embed" xlink:actuate="onLoad">
            <text:p/>
          </draw:image>
        </draw:frame>
        <draw:frame draw:style-name="gr2" draw:text-style-name="P2" draw:layer="layout" svg:width="4.021cm" svg:height="4.374cm" svg:x="10.187cm" svg:y="10.906cm">
          <draw:image xlink:href="Pictures/10000000000000720000007CD32596C3D14047C5.png" xlink:type="simple" xlink:show="embed" xlink:actuate="onLoad">
            <text:p/>
          </draw:image>
        </draw:frame>
        <draw:frame draw:style-name="gr2" draw:text-style-name="P2" draw:layer="layout" svg:width="4.021cm" svg:height="4.374cm" svg:x="9.298cm" svg:y="7.04cm">
          <draw:image xlink:href="Pictures/10000000000000720000007CD32596C3D14047C5.png" xlink:type="simple" xlink:show="embed" xlink:actuate="onLoad">
            <text:p/>
          </draw:image>
        </draw:frame>
        <draw:frame draw:style-name="gr2" draw:text-style-name="P2" draw:layer="layout" svg:width="4.021cm" svg:height="4.374cm" svg:x="1.043cm" svg:y="7.35cm">
          <draw:image xlink:href="Pictures/10000000000000720000007CD32596C3D14047C5.png" xlink:type="simple" xlink:show="embed" xlink:actuate="onLoad">
            <text:p/>
          </draw:image>
        </draw:frame>
        <draw:frame draw:style-name="gr2" draw:text-style-name="P2" draw:layer="layout" svg:width="4.021cm" svg:height="4.374cm" svg:x="4.683cm" svg:y="10.215cm">
          <draw:image xlink:href="Pictures/10000000000000720000007CD32596C3D14047C5.png" xlink:type="simple" xlink:show="embed" xlink:actuate="onLoad">
            <text:p/>
          </draw:image>
        </draw:frame>
        <draw:frame draw:style-name="gr2" draw:text-style-name="P2" draw:layer="layout" svg:width="4.021cm" svg:height="4.374cm" svg:x="11.541cm" svg:y="2.143cm">
          <draw:image xlink:href="Pictures/10000000000000720000007CD32596C3D14047C5.png" xlink:type="simple" xlink:show="embed" xlink:actuate="onLoad">
            <text:p/>
          </draw:image>
        </draw:frame>
        <draw:frame draw:style-name="gr2" draw:text-style-name="P2" draw:layer="layout" svg:width="4.021cm" svg:height="4.374cm" svg:x="13.362cm" svg:y="6.786cm">
          <draw:image xlink:href="Pictures/10000000000000720000007CD32596C3D14047C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7-12-04T12:50:40.830966018</meta:creation-date>
    <dc:date>2018-07-15T19:06:34.873089530</dc:date>
    <meta:editing-duration>PT12M9S</meta:editing-duration>
    <meta:editing-cycles>3</meta:editing-cycles>
    <meta:generator>LibreOffice/5.4.5.1$Linux_X86_64 LibreOffice_project/40$Build-1</meta:generator>
    <meta:document-statistic meta:object-count="19"/>
  </office:meta>
</office:document-meta>
</file>